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b5c0"/>
    </style:style>
    <style:style style:name="P2" style:family="paragraph" style:parent-style-name="Standard">
      <style:text-properties officeooo:rsid="000cb5c0" officeooo:paragraph-rsid="000cb5c0"/>
    </style:style>
    <style:style style:name="P3" style:family="paragraph" style:parent-style-name="Standard">
      <style:text-properties officeooo:rsid="000ded90" officeooo:paragraph-rsid="000ded90"/>
    </style:style>
    <style:style style:name="P4" style:family="paragraph" style:parent-style-name="Standard">
      <style:text-properties officeooo:rsid="001123cc" officeooo:paragraph-rsid="001123cc"/>
    </style:style>
    <style:style style:name="P5" style:family="paragraph" style:parent-style-name="Standard">
      <style:text-properties officeooo:rsid="0012d513" officeooo:paragraph-rsid="0012d513"/>
    </style:style>
    <style:style style:name="P6" style:family="paragraph" style:parent-style-name="Standard">
      <style:text-properties style:text-underline-style="solid" style:text-underline-width="auto" style:text-underline-color="font-color" officeooo:rsid="000cb5c0"/>
    </style:style>
    <style:style style:name="P7" style:family="paragraph" style:parent-style-name="Standard">
      <style:text-properties officeooo:rsid="0013668e" officeooo:paragraph-rsid="0013668e"/>
    </style:style>
    <style:style style:name="P8" style:family="paragraph" style:parent-style-name="Standard">
      <style:text-properties officeooo:rsid="001562b9" officeooo:paragraph-rsid="001562b9"/>
    </style:style>
    <style:style style:name="P9" style:family="paragraph" style:parent-style-name="Standard">
      <style:text-properties officeooo:rsid="0015d45f" officeooo:paragraph-rsid="0015d45f"/>
    </style:style>
    <style:style style:name="P10" style:family="paragraph" style:parent-style-name="Standard">
      <style:text-properties officeooo:rsid="001acbd5" officeooo:paragraph-rsid="001acbd5"/>
    </style:style>
    <style:style style:name="P11" style:family="paragraph" style:parent-style-name="Standard">
      <style:text-properties officeooo:rsid="001cd2ec" officeooo:paragraph-rsid="001cd2ec"/>
    </style:style>
    <style:style style:name="P12" style:family="paragraph" style:parent-style-name="Standard">
      <style:text-properties officeooo:rsid="001e3c9f" officeooo:paragraph-rsid="001e3c9f"/>
    </style:style>
    <style:style style:name="P13" style:family="paragraph" style:parent-style-name="Standard">
      <style:text-properties officeooo:rsid="00227a16" officeooo:paragraph-rsid="00227a16"/>
    </style:style>
    <style:style style:name="P14" style:family="paragraph" style:parent-style-name="Standard">
      <style:text-properties officeooo:rsid="0023ab6a" officeooo:paragraph-rsid="0023ab6a"/>
    </style:style>
    <style:style style:name="P15" style:family="paragraph" style:parent-style-name="Standard">
      <style:text-properties officeooo:rsid="002789c2" officeooo:paragraph-rsid="002789c2"/>
    </style:style>
    <style:style style:name="P16" style:family="paragraph" style:parent-style-name="Standard">
      <style:text-properties officeooo:rsid="0029189d" officeooo:paragraph-rsid="0029189d"/>
    </style:style>
    <style:style style:name="P17" style:family="paragraph" style:parent-style-name="Standard">
      <style:text-properties officeooo:rsid="002b1123" officeooo:paragraph-rsid="002b1123"/>
    </style:style>
    <style:style style:name="P18" style:family="paragraph" style:parent-style-name="Standard">
      <style:text-properties officeooo:rsid="0033a4de" officeooo:paragraph-rsid="0033a4de"/>
    </style:style>
    <style:style style:name="P19" style:family="paragraph" style:parent-style-name="Standard">
      <style:text-properties officeooo:rsid="0033a4de" officeooo:paragraph-rsid="00354055"/>
    </style:style>
    <style:style style:name="P20" style:family="paragraph" style:parent-style-name="Standard">
      <style:text-properties officeooo:rsid="00354055" officeooo:paragraph-rsid="00354055"/>
    </style:style>
    <style:style style:name="P21" style:family="paragraph" style:parent-style-name="Standard">
      <style:text-properties officeooo:rsid="00362084" officeooo:paragraph-rsid="00362084"/>
    </style:style>
    <style:style style:name="P22" style:family="paragraph" style:parent-style-name="Standard">
      <style:text-properties officeooo:rsid="00384294" officeooo:paragraph-rsid="00384294"/>
    </style:style>
    <style:style style:name="T1" style:family="text">
      <style:text-properties officeooo:rsid="0010150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123cc"/>
    </style:style>
    <style:style style:name="T4" style:family="text">
      <style:text-properties officeooo:rsid="00134b67"/>
    </style:style>
    <style:style style:name="T5" style:family="text">
      <style:text-properties officeooo:rsid="00177b0a"/>
    </style:style>
    <style:style style:name="T6" style:family="text">
      <style:text-properties officeooo:rsid="00191e43"/>
    </style:style>
    <style:style style:name="T7" style:family="text">
      <style:text-properties officeooo:rsid="001c92bb"/>
    </style:style>
    <style:style style:name="T8" style:family="text">
      <style:text-properties officeooo:rsid="001e99c9"/>
    </style:style>
    <style:style style:name="T9" style:family="text">
      <style:text-properties officeooo:rsid="002094a8"/>
    </style:style>
    <style:style style:name="T10" style:family="text">
      <style:text-properties officeooo:rsid="00286339"/>
    </style:style>
    <style:style style:name="T11" style:family="text">
      <style:text-properties officeooo:rsid="002d279b"/>
    </style:style>
    <style:style style:name="T12" style:family="text">
      <style:text-properties officeooo:rsid="00347b05"/>
    </style:style>
    <style:style style:name="T13" style:family="text">
      <style:text-properties officeooo:rsid="0038f5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éunion stat’ app’ <text:span text:style-name="T3">- 5 décembre 2018</text:span></text:p>
      <text:p text:style-name="P1"/>
      <text:p text:style-name="P2">- Réunion ambulatoire très courte durée : possible, mais en distinguant chirurgie et médecine.</text:p>
      <text:p text:style-name="P2"/>
      <text:p text:style-name="P3">- Nombre de GHS par GHM : on peut ajouter une variable X <text:span text:style-name="T2">premium</text:span> <text:span text:style-name="T1">pour les GHM qui ont plusieurs GHS. Voir si cela influence beaucoup les résultats</text:span></text:p>
      <text:p text:style-name="P4">[Voir distinuguo public/privé sur des choses comme la cataracte]</text:p>
      <text:p text:style-name="P4"/>
      <text:p text:style-name="P5">- Certaines maladies sont automatiquement <text:span text:style-name="T4">en gravité 2 ou 4 ?</text:span></text:p>
      <text:p text:style-name="P5"/>
      <text:p text:style-name="P7">A la fin de chaque séjour, le médecin remplit un RUM (relevé unité médicale).</text:p>
      <text:p text:style-name="P7"/>
      <text:p text:style-name="P8">- Variable chirurgie ou médecine ? <text:span text:style-name="T6">Voir si on sépare en sous-échantillons ou si on ajoute covariable dans l’analyse ?</text:span></text:p>
      <text:p text:style-name="P8"/>
      <text:p text:style-name="P9">- Séparer l’échantillon ou non ? Dépend de si la variable joue différemment. <text:span text:style-name="T5">Exemple public/privé plutôt dans les covariables ou sur sous-échantillons séparés ?</text:span></text:p>
      <text:p text:style-name="P9"/>
      <text:p text:style-name="P10">Pour la suite des régressions :</text:p>
      <text:p text:style-name="P12">- Enlever les séances <text:span text:style-name="T8">(dialyses pas de prix dispo, reste à enlever les chimio).</text:span></text:p>
      <text:p text:style-name="P10">- <text:span text:style-name="T7">On pourrait faire des interactions croisées GHM x gravité. Se fonder sur stats desc.</text:span></text:p>
      <text:p text:style-name="P11">- Quand on met les interactions, il faut au moins une des deux variables.</text:p>
      <text:p text:style-name="P13">- Dans la base, prix nominaux.</text:p>
      <text:p text:style-name="P15">- Régression : prendre la classe modale comme référence <text:span text:style-name="T10">(ou celui qui fait plus de sens).</text:span></text:p>
      <text:p text:style-name="P16">- Régression comparée (exemple public/privé) : on peut faire test de Chow si on poole les observations.</text:p>
      <text:p text:style-name="P17">- Regarder un Y par durée. </text:p>
      <text:p text:style-name="P13"/>
      <text:p text:style-name="P14">ACM : attention au mélange de variables qualitatives ordonnées et non ordonnées.</text:p>
      <text:p text:style-name="P10"/>
      <text:p text:style-name="P10">Questions : </text:p>
      <text:p text:style-name="P10">- Prise en compte des séances ? <text:span text:style-name="T9">Voir si on met de côté → A priori oui, on peut se concentrer sur le vrai MCO. </text:span></text:p>
      <text:p text:style-name="P10">- Poids dans les modèles de régression ? <text:span text:style-name="T11">Oui</text:span></text:p>
      <text:p text:style-name="P10"/>
      <text:p text:style-name="P18">Pour la prochaine fois :</text:p>
      <text:p text:style-name="P18">- Jouer un peu plus sur les paramètres de l’ACM <text:span text:style-name="T13">pour voir si ça donne des résultats intéressants sur le regroupement des CMD.</text:span></text:p>
      <text:p text:style-name="P19">- Jouer plus sur les paramètres de la régression (voir ce qu’il se passe en modifiant un peu les catégories, <text:span text:style-name="T12">introduire un indicateur de durée soit à droite -log/log- soit à gauche, ajouter public/privé en régresseurs?)</text:span></text:p>
      <text:p text:style-name="P22">- Regarder quelques indices de prix.</text:p>
      <text:p text:style-name="P21">- Distinguer analyse de la grille. </text:p>
      <text:p text:style-name="P20">- Tester un peu plus les bêta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33:36.369000000</meta:creation-date>
    <dc:date>2018-12-05T12:26:55.429000000</dc:date>
    <meta:editing-duration>PT1H53M2S</meta:editing-duration>
    <meta:editing-cycles>39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6" meta:word-count="352" meta:character-count="1988" meta:non-whitespace-character-count="1658"/>
  </office:meta>
</office:document-meta>
</file>